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DE800000849124C165D.svm" manifest:media-type=""/>
  <manifest:file-entry manifest:full-path="Pictures/200000020000039A000002FC709BB649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26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4§latex§\begin{table}&#10;\begin{tabular}{cc|cccc|c}&#10;A_5&amp;A_4&amp;\overline{y_3}&amp;\overline{y_2}&amp;\overline{y_1}&amp;\overline{y_0}&amp;A_5 A_4 A_3 A_2 A_1 A_0\\&#10;\hline&#10;0&amp;0&amp;1&amp;1&amp;1&amp;0&amp;000000-001111\\&#10;0&amp;1&amp;1&amp;1&amp;0&amp;1&amp;010000-011111\\&#10;1&amp;0&amp;1&amp;0&amp;1&amp;1&amp;100000-101111\\&#10;1&amp;1&amp;0&amp;1&amp;1&amp;1&amp;110000-11111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marker-end="Arrow" draw:marker-end-width="0.05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381cm" svg:height="6.944cm" svg:x="0.247cm" svg:y="0.318cm">
          <draw:image xlink:href="Pictures/200000020000039A000002FC709BB649.eps" xlink:type="simple" xlink:show="embed" xlink:actuate="onLoad">
            <text:p/>
          </draw:image>
          <draw:glue-point draw:id="4" svg:x="-1.317cm" svg:y="-4.775cm"/>
        </draw:frame>
        <draw:frame draw:style-name="gr2" draw:layer="layout" svg:width="0.666cm" svg:height="0.329cm" svg:x="5.562cm" svg:y="6.4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66cm" svg:height="0.329cm" svg:x="5.556cm" svg:y="4.42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66cm" svg:height="0.329cm" svg:x="5.562cm" svg:y="2.4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925cm" svg:height="0.329cm" svg:x="1.98cm" svg:y="2.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21cm" svg:height="0.267cm" svg:x="2.49cm" svg:y="1.99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21cm" svg:height="0.267cm" svg:x="2.49cm" svg:y="1.76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21cm" svg:height="0.267cm" svg:x="2.49cm" svg:y="1.5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21cm" svg:height="0.267cm" svg:x="2.49cm" svg:y="1.37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21cm" svg:height="0.267cm" svg:x="2.49cm" svg:y="0.87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21cm" svg:height="0.267cm" svg:x="2.49cm" svg:y="0.69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448cm" svg:height="0.267cm" svg:x="7.874cm" svg:y="2.35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448cm" svg:height="0.267cm" svg:x="7.874cm" svg:y="2.17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448cm" svg:height="0.267cm" svg:x="7.874cm" svg:y="1.97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448cm" svg:height="0.267cm" svg:x="7.874cm" svg:y="1.78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448cm" svg:height="0.267cm" svg:x="7.874cm" svg:y="1.60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448cm" svg:height="0.267cm" svg:x="7.874cm" svg:y="1.41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448cm" svg:height="0.267cm" svg:x="7.874cm" svg:y="1.21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448cm" svg:height="0.267cm" svg:x="7.874cm" svg:y="0.99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2" draw:layer="layout" svg:width="1.382cm" svg:height="0.696cm" svg:x="5.338cm" svg:y="6.585cm">
          <draw:text-box>
            <text:p><text:span text:style-name="T1">حافظہ۔</text:span><text:span text:style-name="T1">0</text:span></text:p>
          </draw:text-box>
        </draw:frame>
        <draw:frame draw:style-name="gr3" draw:text-style-name="P2" draw:layer="layout" svg:width="1.382cm" svg:height="0.696cm" svg:x="5.268cm" svg:y="0.414cm">
          <draw:text-box>
            <text:p><text:span text:style-name="T1">حافظہ۔</text:span><text:span text:style-name="T1">2</text:span></text:p>
          </draw:text-box>
        </draw:frame>
        <draw:frame draw:style-name="gr4" draw:text-style-name="P2" xml:id="id1" draw:id="id1" draw:layer="layout" svg:width="1.815cm" svg:height="0.696cm" svg:x="0.283cm" svg:y="0.41cm">
          <draw:text-box>
            <text:p><text:span text:style-name="T1">شناخت کنندہ</text:span></text:p>
          </draw:text-box>
        </draw:frame>
        <draw:frame draw:style-name="gr2" draw:layer="layout" svg:width="0.745cm" svg:height="0.308cm" svg:x="0.813cm" svg:y="0.35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onnector draw:style-name="gr5" draw:text-style-name="P1" draw:layer="layout" draw:type="curve" draw:line-skew="-6.71cm 0.633cm" svg:x1="2.098cm" svg:y1="0.758cm" svg:x2="3.334cm" svg:y2="0.475cm" draw:start-shape="id1" draw:start-glue-point="1" draw:end-shape="id2" draw:end-glue-point="4" svg:d="m2098 758c480 0 400-154 589-234s647-85 647-49">
          <text:p/>
        </draw:connector>
        <draw:frame draw:style-name="gr6" draw:text-style-name="P1" draw:layer="layout" svg:width="2.055cm" svg:height="0.991cm" svg:x="0.267cm" svg:y="0.913cm">
          <draw:image xlink:href="Pictures/2000000100001DE800000849124C165D.svm" xlink:type="simple" xlink:show="embed" xlink:actuate="onLoad">
            <text:p/>
          </draw:image>
        </draw:frame>
        <draw:custom-shape draw:style-name="gr7" draw:text-style-name="P1" xml:id="id3" draw:id="id3" draw:layer="layout" svg:width="0.208cm" svg:height="1.069cm" svg:x="2.2cm" svg:y="6.0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1.382cm" svg:height="0.696cm" svg:x="0.306cm" svg:y="6.238cm">
          <draw:text-box>
            <text:p><text:span text:style-name="T1">حافظہ۔</text:span><text:span text:style-name="T1">0</text:span></text:p>
          </draw:text-box>
        </draw:frame>
        <draw:frame draw:style-name="gr3" draw:text-style-name="P2" draw:layer="layout" svg:width="1.382cm" svg:height="0.696cm" svg:x="0.295cm" svg:y="5.106cm">
          <draw:text-box>
            <text:p><text:span text:style-name="T1">حافظہ۔</text:span><text:span text:style-name="T1">1</text:span></text:p>
          </draw:text-box>
        </draw:frame>
        <draw:frame draw:style-name="gr3" draw:text-style-name="P2" draw:layer="layout" svg:width="1.382cm" svg:height="0.696cm" svg:x="0.265cm" svg:y="3.991cm">
          <draw:text-box>
            <text:p><text:span text:style-name="T1">حافظہ۔</text:span><text:span text:style-name="T1">2</text:span></text:p>
          </draw:text-box>
        </draw:frame>
        <draw:custom-shape draw:style-name="gr7" draw:text-style-name="P1" xml:id="id4" draw:id="id4" draw:layer="layout" svg:width="-0.208cm" svg:height="-1.069cm" svg:x="2.694cm" svg:y="7.17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xml:id="id6" draw:id="id6" draw:layer="layout" svg:width="-0.208cm" svg:height="-1.069cm" svg:x="2.688cm" svg:y="6.10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xml:id="id8" draw:id="id8" draw:layer="layout" svg:width="-0.208cm" svg:height="-1.069cm" svg:x="2.688cm" svg:y="4.0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xml:id="id5" draw:id="id5" draw:layer="layout" svg:width="0.208cm" svg:height="1.069cm" svg:x="2.176cm" svg:y="4.89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xml:id="id7" draw:id="id7" draw:layer="layout" svg:width="0.208cm" svg:height="1.069cm" svg:x="2.171cm" svg:y="3.7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8" draw:text-style-name="P1" draw:layer="layout" draw:type="curve" svg:x1="2.408cm" svg:y1="6.629cm" svg:x2="2.486cm" svg:y2="6.641cm" draw:start-shape="id3" draw:start-glue-point="6" draw:end-shape="id4" draw:end-glue-point="6" svg:d="m2408 6629c58 0 20 12 78 12">
          <text:p/>
        </draw:connector>
        <draw:connector draw:style-name="gr8" draw:text-style-name="P1" draw:layer="layout" draw:type="curve" svg:x1="2.384cm" svg:y1="5.428cm" svg:x2="2.48cm" svg:y2="5.573cm" draw:start-shape="id5" draw:start-glue-point="6" draw:end-shape="id6" draw:end-glue-point="6" svg:d="m2384 5428c72 0 24 145 96 145">
          <text:p/>
        </draw:connector>
        <draw:connector draw:style-name="gr8" draw:text-style-name="P1" draw:layer="layout" draw:type="curve" svg:x1="2.379cm" svg:y1="4.256cm" svg:x2="2.48cm" svg:y2="3.47cm" draw:start-shape="id7" draw:start-glue-point="6" draw:end-shape="id8" draw:end-glue-point="6" svg:d="m2379 4256c76 0 26-786 101-786">
          <text:p/>
        </draw:connector>
        <draw:frame draw:style-name="gr3" draw:text-style-name="P3" draw:layer="layout" svg:width="1.421cm" svg:height="0.582cm" draw:transform="rotate (1.5707963267946) translate (2.722cm 5.215cm)">
          <draw:text-box>
            <text:p><text:span text:style-name="T2">خالی مقامات</text:span></text:p>
          </draw:text-box>
        </draw:frame>
        <draw:frame draw:style-name="gr3" draw:text-style-name="P2" draw:layer="layout" svg:width="0.798cm" svg:height="0.696cm" svg:x="7.516cm" svg:y="5.23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0.971cm" svg:height="0.696cm" svg:x="0.499cm" svg:y="1.93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2" draw:layer="layout" svg:width="0.908cm" svg:height="0.696cm" svg:x="0.516cm" svg:y="3.222cm">
          <draw:text-box>
            <text:p><text:span text:style-name="T1">(</text:span><text:span text:style-name="T1">ج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8T16:01:03</dc:date>
    <dc:creator>kkk </dc:creator>
    <meta:generator>LibreOffice/3.3$Linux LibreOffice_project/330m19$Build-401</meta:generator>
    <meta:editing-duration>PT7H54M31S</meta:editing-duration>
    <meta:editing-cycles>31</meta:editing-cycles>
    <meta:document-statistic meta:object-count="41"/>
  </office:meta>
</office:document-meta>
</file>

<file path=Object 1/content.xml><?xml version="1.0" encoding="utf-8"?>
<math xmlns="http://www.w3.org/1998/Math/MathML">
  <semantics>
    <mover accent="true">
      <mi mathvariant="italic">بیدار0</mi>
      <mo>¯</mo>
    </mover>
    <annotation encoding="StarMath 5.0">overline{بیدار0}</annotation>
  </semantics>
</math>
</file>

<file path=Object 10/content.xml><?xml version="1.0" encoding="utf-8"?>
<math xmlns="http://www.w3.org/1998/Math/MathML">
  <semantics>
    <msub>
      <mi>A</mi>
      <mn>5</mn>
    </msub>
    <annotation encoding="StarMath 5.0">A_5</annotation>
  </semantics>
</math>
</file>

<file path=Object 11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12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13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4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15/content.xml><?xml version="1.0" encoding="utf-8"?>
<math xmlns="http://www.w3.org/1998/Math/MathML">
  <semantics>
    <msub>
      <mi>D</mi>
      <mn>4</mn>
    </msub>
    <annotation encoding="StarMath 5.0">D_4</annotation>
  </semantics>
</math>
</file>

<file path=Object 16/content.xml><?xml version="1.0" encoding="utf-8"?>
<math xmlns="http://www.w3.org/1998/Math/MathML">
  <semantics>
    <msub>
      <mi>D</mi>
      <mn>5</mn>
    </msub>
    <annotation encoding="StarMath 5.0">D_5</annotation>
  </semantics>
</math>
</file>

<file path=Object 17/content.xml><?xml version="1.0" encoding="utf-8"?>
<math xmlns="http://www.w3.org/1998/Math/MathML">
  <semantics>
    <msub>
      <mi>D</mi>
      <mn>6</mn>
    </msub>
    <annotation encoding="StarMath 5.0">D_6</annotation>
  </semantics>
</math>
</file>

<file path=Object 18/content.xml><?xml version="1.0" encoding="utf-8"?>
<math xmlns="http://www.w3.org/1998/Math/MathML">
  <semantics>
    <msub>
      <mi>D</mi>
      <mn>7</mn>
    </msub>
    <annotation encoding="StarMath 5.0">D_7</annotation>
  </semantics>
</math>
</file>

<file path=Object 19/content.xml><?xml version="1.0" encoding="utf-8"?>
<math xmlns="http://www.w3.org/1998/Math/MathML">
  <semantics>
    <mrow>
      <mn>2</mn>
      <mo stretchy="false">×</mo>
      <mn>4</mn>
    </mrow>
    <annotation encoding="StarMath 5.0">2 times 4</annotation>
  </semantics>
</math>
</file>

<file path=Object 2/content.xml><?xml version="1.0" encoding="utf-8"?>
<math xmlns="http://www.w3.org/1998/Math/MathML">
  <semantics>
    <mover accent="true">
      <mi mathvariant="italic">بیدار1</mi>
      <mo>¯</mo>
    </mover>
    <annotation encoding="StarMath 5.0">overline{بیدار1}</annotation>
  </semantics>
</math>
</file>

<file path=Object 3/content.xml><?xml version="1.0" encoding="utf-8"?>
<math xmlns="http://www.w3.org/1998/Math/MathML">
  <semantics>
    <mover accent="true">
      <mi mathvariant="italic">بیدار3</mi>
      <mo>¯</mo>
    </mover>
    <annotation encoding="StarMath 5.0">overline{بیدار3}</annotation>
  </semantics>
</math>
</file>

<file path=Object 4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

<file path=Object 5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6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7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8/content.xml><?xml version="1.0" encoding="utf-8"?>
<math xmlns="http://www.w3.org/1998/Math/MathML">
  <semantics>
    <msub>
      <mi>A</mi>
      <mn>3</mn>
    </msub>
    <annotation encoding="StarMath 5.0">A_3</annotation>
  </semantics>
</math>
</file>

<file path=Object 9/content.xml><?xml version="1.0" encoding="utf-8"?>
<math xmlns="http://www.w3.org/1998/Math/MathML">
  <semantics>
    <msub>
      <mi>A</mi>
      <mn>4</mn>
    </msub>
    <annotation encoding="StarMath 5.0">A_4</annotation>
  </semantics>
</math>
</file>